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29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Disk Siz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Block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B</text:p>
          </table:table-cell>
          <table:table-cell/>
        </table:table-row>
        <table:table-row table:style-name="ro1">
          <table:table-cell office:value-type="string" calcext:value-type="string">
            <text:p>Blocks</text:p>
          </table:table-cell>
          <table:table-cell table:formula="of:=[.B1]*1000000/[.B2]" office:value-type="float" office:value="250000000" calcext:value-type="float">
            <text:p>250000000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Index Bytes per Block</text:p>
          </table:table-cell>
          <table:table-cell table:formula="of:=2+16" office:value-type="float" office:value="18" calcext:value-type="float">
            <text:p>18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2 bytes for flags plus a 128 bit hash</text:p>
          </table:table-cell>
        </table:table-row>
        <table:table-row table:style-name="ro1">
          <table:table-cell office:value-type="string" calcext:value-type="string">
            <text:p>Index Size</text:p>
          </table:table-cell>
          <table:table-cell table:formula="of:=[.B4]*[.B3]/10^9" office:value-type="float" office:value="4.5" calcext:value-type="float">
            <text:p>4,5</text:p>
          </table:table-cell>
          <table:table-cell office:value-type="string" calcext:value-type="string">
            <text:p>GB</text:p>
          </table:table-cell>
          <table:table-cell/>
        </table:table-row>
        <table:table-row table:style-name="ro1">
          <table:table-cell office:value-type="string" calcext:value-type="string">
            <text:p>Index Size</text:p>
          </table:table-cell>
          <table:table-cell table:style-name="ce1" table:formula="of:=[.B5]/[.B1]" office:value-type="percentage" office:value="0.0045" calcext:value-type="percentage">
            <text:p>0,45%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Hash Bits for Fanou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nout per Level</text:p>
          </table:table-cell>
          <table:table-cell table:formula="of:=2^[.B10]" office:value-type="float" office:value="4096" calcext:value-type="float">
            <text:p>4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e Fanout</text:p>
          </table:table-cell>
          <table:table-cell table:formula="of:=2^14" office:value-type="float" office:value="16384" calcext:value-type="float">
            <text:p>163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Fanout</text:p>
          </table:table-cell>
          <table:table-cell table:formula="of:=[.B11]*[.B12]" office:value-type="float" office:value="67108864" calcext:value-type="float">
            <text:p>67108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Size Easily Possible</text:p>
          </table:table-cell>
          <table:table-cell table:style-name="ce2" table:formula="of:=[.B13]*[.B2]/10^9" office:value-type="float" office:value="0.268435456" calcext:value-type="float">
            <text:p>0,268</text:p>
          </table:table-cell>
          <table:table-cell office:value-type="string" calcext:value-type="string">
            <text:p>T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" loext:min-decimal-places="1" number:min-integer-digits="1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-00-0000</text:date>, <text:time style:data-style-name="N2" text:time-value="19:15:56.8873909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09:51:00.542509150</meta:creation-date>
    <dc:date>2018-01-28T19:39:20.913018413</dc:date>
    <meta:editing-duration>PT4H15M27S</meta:editing-duration>
    <meta:editing-cycles>4</meta:editing-cycles>
    <meta:generator>LibreOffice/5.1.6.2$Linux_X86_64 LibreOffice_project/10m0$Build-2</meta:generator>
    <meta:document-statistic meta:table-count="1" meta:cell-count="29" meta:object-count="0"/>
  </office:meta>
</office:document-meta>
</file>